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A0000005983506743F1BFD1FC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默认">
        <draw:frame draw:style-name="gr1" draw:text-style-name="P1" draw:layer="layout" svg:width="10.35cm" svg:height="10.3cm" svg:x="1.2cm" svg:y="5.59cm">
          <draw:image xlink:href="Pictures/10000000000005A0000005983506743F1BFD1FCC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6T20:18:41.798131975</meta:creation-date>
    <dc:date>2019-08-06T20:22:24.280518585</dc:date>
    <meta:editing-duration>PT3M43S</meta:editing-duration>
    <meta:editing-cycles>1</meta:editing-cycles>
    <meta:document-statistic meta:object-count="1"/>
    <meta:generator>LibreOffice/6.0.7.3$Linux_X86_64 LibreOffice_project/00m0$Build-3</meta:generator>
  </office:meta>
</office:document-meta>
</file>